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D0760000CAC7CB500179.wmf"/>
  <manifest:file-entry manifest:media-type="" manifest:full-path="Pictures/2000000E0000D0910000CECF64194687.wmf"/>
  <manifest:file-entry manifest:media-type="" manifest:full-path="Pictures/2000000B0000CD0D0000BECA9B0FBE59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Standard"/>
    <style:style style:name="P2" style:family="paragraph" style:parent-style-name="Standard" style:list-style-name="WW8Num1">
      <style:paragraph-properties fo:margin-left="0cm" fo:margin-right="-0.005cm" fo:text-indent="0cm" style:auto-text-indent="false"/>
    </style:style>
    <style:style style:name="P3" style:family="paragraph" style:parent-style-name="Standard">
      <style:paragraph-properties fo:margin-left="0cm" fo:margin-right="-0.005cm" fo:text-indent="0cm" style:auto-text-indent="false"/>
      <style:text-properties fo:font-size="14pt" style:font-size-asian="14pt"/>
    </style:style>
    <style:style style:name="P4" style:family="paragraph" style:parent-style-name="Standard">
      <style:paragraph-properties fo:margin-left="2.858cm" fo:margin-right="3.03cm" fo:text-align="center" style:justify-single-word="false" fo:text-indent="0cm" style:auto-text-indent="false"/>
      <style:text-properties style:font-name="Microsoft Sans Serif" fo:font-size="14pt" style:font-size-asian="14pt" style:font-name-complex="Microsoft Sans Serif"/>
    </style:style>
    <style:style style:name="P5" style:family="paragraph" style:parent-style-name="Standard">
      <style:paragraph-properties fo:margin-left="2.858cm" fo:margin-right="3.03cm" fo:text-align="center" style:justify-single-word="false" fo:text-indent="0cm" style:auto-text-indent="false"/>
      <style:text-properties style:font-name="Microsoft Sans Serif" fo:font-size="16pt" style:font-size-asian="16pt" style:font-name-complex="Microsoft Sans Serif"/>
    </style:style>
    <style:style style:name="P6" style:family="paragraph" style:parent-style-name="Standard">
      <style:text-properties style:font-name="Microsoft Sans Serif" style:font-name-complex="Microsoft Sans Serif"/>
    </style:style>
    <style:style style:name="P7" style:family="paragraph" style:parent-style-name="Heading_20_1">
      <style:text-properties style:font-name="Comic Sans MS"/>
    </style:style>
    <style:style style:name="P8" style:family="paragraph" style:parent-style-name="Text_20_body">
      <style:paragraph-properties fo:margin-left="0cm" fo:margin-right="6.033cm" fo:text-indent="0.751cm" style:auto-text-indent="false"/>
    </style:style>
    <style:style style:name="P9" style:family="paragraph" style:parent-style-name="Heading_20_1">
      <style:paragraph-properties fo:margin-left="8.504cm" fo:margin-right="0cm" fo:text-indent="0cm" style:auto-text-indent="false"/>
      <style:text-properties style:font-name="Comic Sans MS"/>
    </style:style>
    <style:style style:name="P10" style:family="paragraph" style:parent-style-name="Text_20_body_20_indent">
      <style:paragraph-properties fo:margin-left="8.504cm" fo:margin-right="0cm" fo:text-align="justify" style:justify-single-word="false" fo:text-indent="0.651cm" style:auto-text-indent="false"/>
    </style:style>
    <style:style style:name="P11" style:family="paragraph" style:parent-style-name="Corpo_20_del_20_testo_20_2">
      <style:paragraph-properties fo:margin-left="0cm" fo:margin-right="6.033cm" fo:line-height="100%" fo:text-indent="0.751cm" style:auto-text-indent="false"/>
    </style:style>
    <style:style style:name="P12" style:family="paragraph" style:parent-style-name="Standard">
      <style:paragraph-properties fo:margin-left="0.635cm" fo:margin-right="-0.005cm" fo:text-indent="0cm" style:auto-text-indent="false"/>
      <style:text-properties fo:font-size="14pt" style:text-underline-style="solid" style:text-underline-width="auto" style:text-underline-color="font-color" style:font-size-asian="14pt"/>
    </style:style>
    <style:style style:name="T1" style:family="text">
      <style:text-properties fo:font-size="14pt" style:text-underline-style="solid" style:text-underline-width="auto" style:text-underline-color="font-color" style:font-size-asian="14pt"/>
    </style:style>
    <style:style style:name="T2" style:family="text">
      <style:text-properties fo:font-size="14pt" style:font-size-asian="14pt"/>
    </style:style>
    <style:style style:name="T3" style:family="text">
      <style:text-properties fo:font-size="14pt" fo:font-weight="bold" style:font-size-asian="14pt" style:font-weight-asian="bold" style:font-weight-complex="bold"/>
    </style:style>
    <style:style style:name="T4" style:family="text">
      <style:text-properties fo:font-size="14pt" style:font-size-asian="14pt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</text:p>
      <text:p text:style-name="Title"/>
      <text:list text:style-name="WW8Num1">
        <text:list-item>
          <text:p text:style-name="P2"><text:span text:style-name="T1">Riprodurre</text:span><text:span text:style-name="T2"> il seguente documento utilizzando le ClipArt disponibili e </text:span><text:span text:style-name="T1">salvarlo</text:span><text:span text:style-name="T2"> con il nome </text:span><text:span text:style-name="T3">oroscopo</text:span><text:span text:style-name="T4"><text:line-break/>(</text:span><text:span text:style-name="T5">Attenzione</text:span><text:span text:style-name="T3">: NON andare a capo all’interno della stessa frase, modificare i rientri del paragrafo</text:span><text:span text:style-name="T4">)</text:span><text:span text:style-name="T2">:</text:span></text:p>
        </text:list-item>
      </text:list>
      <text:p text:style-name="P3"/>
      <text:p text:style-name="P3"/>
      <text:p text:style-name="P3"/>
      <text:p text:style-name="P4"/>
      <text:p text:style-name="P5">OROSCOPO di oggi,</text:p>
      <text:p text:style-name="P5"><text:date style:data-style-name="N76" text:date-value="2006-07-19T21:16:09.56">19 luglio 2006</text:date></text:p>
      <text:p text:style-name="P6"/>
      <text:p text:style-name="P6"/>
      <text:h text:style-name="P7" text:outline-level="1"><draw:frame draw:style-name="fr1" draw:name="immagini1" text:anchor-type="char" svg:x="0cm" svg:y="0.328cm" svg:width="2.561cm" svg:height="2.498cm" draw:z-index="1"><draw:image xlink:href="Pictures/2000000B0000D0760000CAC7CB500179.wmf" xlink:type="simple" xlink:show="embed" xlink:actuate="onLoad"/></draw:frame>Leone</text:h>
      <text:p text:style-name="P8">Puoi cominciare a mettere ordine nelle idee, nei conti e nei progetti estivi, che quest’anno potrebbero essere più lussuosi del solito.</text:p>
      <text:p text:style-name="P6"/>
      <text:p text:style-name="P6"/>
      <text:h text:style-name="P9" text:outline-level="1"><draw:frame draw:style-name="fr2" draw:name="immagini2" text:anchor-type="char" svg:x="5.794cm" svg:y="0.22cm" svg:width="2.563cm" svg:height="2.552cm" draw:z-index="2"><draw:image xlink:href="Pictures/2000000E0000D0910000CECF64194687.wmf" xlink:type="simple" xlink:show="embed" xlink:actuate="onLoad"/></draw:frame>Vergine</text:h>
      <text:p text:style-name="P10">Hai qualche ragione di perplessità che deve farti riflettere su una iniziativa che richiede più preparazione, specie dal punto di vista finanziario.</text:p>
      <text:p text:style-name="P6"/>
      <text:p text:style-name="P6"/>
      <text:h text:style-name="P7" text:outline-level="1"><draw:frame draw:style-name="fr1" draw:name="immagini3" text:anchor-type="char" svg:x="0cm" svg:y="0.443cm" svg:width="2.519cm" svg:height="2.36cm" draw:z-index="0"><draw:image xlink:href="Pictures/2000000B0000CD0D0000BECA9B0FBE59.wmf" xlink:type="simple" xlink:show="embed" xlink:actuate="onLoad"/></draw:frame>Bilancia</text:h>
      <text:p text:style-name="P11">Con l’entusiasmo che quando vuoi sai mettere nelle cose che ti interessano puoi risolvere un problema di cuore o di soldi. 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cm" fo:margin-right="7.793cm" fo:text-align="justify" style:justify-single-word="false" fo:text-indent="0cm" style:auto-text-indent="false"/>
      <style:text-properties style:font-name="Microsoft Sans Serif" style:font-name-complex="Microsoft Sans Serif"/>
    </style:style>
    <style:style style:name="Text_20_body_20_indent" style:display-name="Text body indent" style:family="paragraph" style:parent-style-name="Standard" style:class="text">
      <style:paragraph-properties fo:margin-left="6.985cm" fo:margin-right="0cm" fo:text-indent="0cm" style:auto-text-indent="false"/>
      <style:text-properties style:font-name="Microsoft Sans Serif" style:font-name-complex="Microsoft Sans Serif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font-name="Monotype Corsiva" fo:font-size="18pt" style:font-size-asian="18pt" style:font-name-complex="Microsoft Sans Serif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margin-left="0cm" fo:margin-right="-0.005cm" fo:text-align="center" style:justify-single-word="false" fo:text-indent="0cm" style:auto-text-indent="false"/>
      <style:text-properties fo:font-size="18pt" fo:font-weight="bold" style:font-size-asian="18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ientro_20_corpo_20_del_20_testo_20_2" style:display-name="Rientro corpo del testo 2" style:family="paragraph" style:parent-style-name="Standard">
      <style:paragraph-properties fo:margin-left="6.985cm" fo:margin-right="0cm" fo:line-height="150%" fo:text-align="justify" style:justify-single-word="false" fo:text-indent="0cm" style:auto-text-indent="false"/>
      <style:text-properties style:font-name="Microsoft Sans Serif" style:font-name-complex="Microsoft Sans Serif"/>
    </style:style>
    <style:style style:name="Corpo_20_del_20_testo_20_2" style:display-name="Corpo del testo 2" style:family="paragraph" style:parent-style-name="Standard">
      <style:paragraph-properties fo:margin-left="0cm" fo:margin-right="6.033cm" fo:line-height="150%" fo:text-align="justify" style:justify-single-word="false" fo:text-indent="0cm" style:auto-text-indent="false"/>
      <style:text-properties style:font-name="Microsoft Sans Serif" style:font-name-complex="Microsoft Sans Serif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221cm" fo:margin-bottom="0.6cm" fo:margin-left="2.54cm" fo:margin-right="2.59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OROSCOPO di oggi,</dc:title>
    <meta:initial-creator>caresia</meta:initial-creator>
    <meta:creation-date>2006-07-19T21:01:00</meta:creation-date>
    <dc:creator>Marco Caresia</dc:creator>
    <dc:date>2006-07-19T21:16:09</dc:date>
    <meta:print-date>2006-03-15T08:28:00</meta:print-date>
    <dc:language>it-IT</dc:language>
    <meta:editing-cycles>2</meta:editing-cycles>
    <meta:editing-duration>PT7M0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1" meta:paragraph-count="10" meta:word-count="99" meta:character-count="652"/>
  </office:meta>
</office:document-meta>
</file>